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8 Algorithm</text:p>
      <text:p text:style-name="P1">Harris, Michael</text:p>
      <text:list xml:id="list39627382" text:style-name="L1">
        <text:list-item>
          <text:p text:style-name="P2">Create a movie.py file where the Movie class will be defined.</text:p>
        </text:list-item>
        <text:list-item>
          <text:p text:style-name="P2">The Movie constructor will initialize a title variable which stores the title of the movie (defaulting to the empty string), an average variable which will store the average rating of the movie, a ratings list to store ratings, and a rate counter to keep track of the number of ratings. These are all defined as zero or empty until member functions change them or in the case of title if the user provides input.</text:p>
        </text:list-item>
        <text:list-item>
          <text:p text:style-name="P2">The string and represent functions will provide a formatted string containing the necessary data. __repr__ iterates through the rating list and counts each rating which is displayed in the formatted string. __str__ Will call the AvgRating method to ensure it represents an accurate average in the output.</text:p>
        </text:list-item>
        <text:list-item>
          <text:p text:style-name="P2">AddRating takes a potential rating as a parameter. The type is checked, if it is a string representation of a digit that string is converted to an integer. Integers are checked against a list of valid ratings, if the integer is in the valid rating list that integer is appended to the rating list of the calling object. The rate counter is incremented. All other input is ignored.</text:p>
        </text:list-item>
        <text:list-item>
          <text:p text:style-name="P2">AvgRating checks the rating list. If the list has ratings, the function finds the average of that list. The average is returned. To prevent errors with the __str__ method, the average variable is declared with the constructor as 0.0 so if there are no ratings, 0.0 will be returned by default.</text:p>
        </text:list-item>
        <text:list-item>
          <text:p text:style-name="P2">The main program reads the titles.txt file and uses the movie titles to create a list of Movie objects containing each title. The program then reads the ratings file, removing user ID's, and adds each rating to the appropriate movie. The objects now have their ratings, rate counts, and titles.</text:p>
        </text:list-item>
        <text:list-item>
          <text:p text:style-name="P2">MostRated: Function checks the rate counters of all the objects in the movie list. The movie or movies with the greatest count are returned in a list.</text:p>
        </text:list-item>
        <text:list-item>
          <text:p text:style-name="P2">LeastRated: Function checks the rate counters of all the objects in the movie list. The movie or movies with the lowest count are returned in a list.</text:p>
        </text:list-item>
        <text:list-item>
          <text:p text:style-name="P2">HighestRated: Function calls the AvgRating method on every object in the movie list. The movie or movies with the highest average rating are returned in a list.</text:p>
        </text:list-item>
        <text:list-item>
          <text:p text:style-name="P2">LowestRated: Function calls the AvgRating method on every object in the movie list. The movie or movies with the lowest average rating are returned in a list. Calling AvgRating again is redundant but to prevent errors during testing in the console it will be called.</text:p>
        </text:list-item>
        <text:list-item>
          <text:p text:style-name="P2">Print the results of each of the main program functions to the console.</text:p>
        </text:list-item>
        <text:list-item>
          <text:p text:style-name="P2">Dump the movie list into a data file using pickle. Close the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Harris</meta:initial-creator>
    <meta:creation-date>2012-10-31T19:31:33.19</meta:creation-date>
    <dc:date>2012-10-31T19:51:25.73</dc:date>
    <dc:creator>Michael Harris</dc:creator>
    <meta:editing-duration>PT2M29S</meta:editing-duration>
    <meta:editing-cycles>2</meta:editing-cycles>
    <meta:generator>OpenOffice.org/3.3$Win32 OpenOffice.org_project/330m20$Build-9567</meta:generator>
    <meta:document-statistic meta:table-count="0" meta:image-count="0" meta:object-count="0" meta:page-count="1" meta:paragraph-count="14" meta:word-count="470" meta:character-count="2667"/>
  </office:meta>
</office:document-meta>
</file>